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TeX Gyre DejaVu Math" svg:font-family="'TeX Gyre DejaVu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eX Gyre DejaVu Math" fo:font-size="11.25pt" fo:font-style="normal" fo:font-weight="bol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style:font-name="TeX Gyre DejaVu Math" fo:font-size="9.75pt" fo:font-style="normal" style:font-style-asian="normal" style:font-style-complex="normal"/>
    </style:style>
    <style:style style:name="P3" style:family="paragraph" style:parent-style-name="Standard">
      <style:paragraph-properties fo:text-align="center" style:justify-single-word="false"/>
    </style:style>
    <style:style style:name="P4" style:family="paragraph" style:parent-style-name="Header">
      <style:text-properties style:font-name="TeX Gyre DejaVu Math"/>
    </style:style>
    <style:style style:name="P5" style:family="paragraph" style:parent-style-name="Standard">
      <style:paragraph-properties fo:text-align="center" style:justify-single-word="false"/>
      <style:text-properties style:font-name="DejaVu Math TeX Gyre" fo:font-weight="bold" officeooo:rsid="00186cfc" officeooo:paragraph-rsid="00186cfc" style:font-weight-asian="bold" style:font-weight-complex="bold"/>
    </style:style>
    <style:style style:name="P6" style:family="paragraph" style:parent-style-name="Standard">
      <style:paragraph-properties fo:text-align="justify" style:justify-single-word="false"/>
      <style:text-properties style:font-name="DejaVu Math TeX Gyre" fo:font-weight="bold" officeooo:rsid="00196472" officeooo:paragraph-rsid="00196472" style:font-weight-asian="bold" style:font-weight-complex="bold"/>
    </style:style>
    <style:style style:name="P7" style:family="paragraph" style:parent-style-name="Standard">
      <style:paragraph-properties fo:text-align="justify" style:justify-single-word="false"/>
      <style:text-properties style:font-name="DejaVu Math TeX Gyre" fo:font-weight="bold" officeooo:paragraph-rsid="00196472" style:font-weight-asian="bold" style:font-weight-complex="bold"/>
    </style:style>
    <style:style style:name="P8" style:family="paragraph" style:parent-style-name="Standard">
      <style:paragraph-properties fo:text-align="center" style:justify-single-word="false"/>
      <style:text-properties style:font-name="DejaVu Math TeX Gyre" fo:font-weight="bold" officeooo:rsid="0036d607" officeooo:paragraph-rsid="0036d607" style:font-weight-asian="bold" style:font-weight-complex="bold"/>
    </style:style>
    <style:style style:name="P9" style:family="paragraph" style:parent-style-name="Standard">
      <style:paragraph-properties fo:text-align="justify" style:justify-single-word="false"/>
      <style:text-properties style:font-name="DejaVu Math TeX Gyre" fo:font-size="14pt" fo:font-weight="bold" officeooo:rsid="003d627a" officeooo:paragraph-rsid="003d627a"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DejaVu Math TeX Gyre" fo:font-size="14pt" fo:font-weight="bold" officeooo:rsid="0044ba06" officeooo:paragraph-rsid="0044ba06"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DejaVu Math TeX Gyre" fo:font-size="14pt" fo:font-weight="bold" officeooo:rsid="0044ba06" officeooo:paragraph-rsid="00457bd3"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DejaVu Math TeX Gyre" fo:font-size="14pt" fo:font-weight="bold" officeooo:rsid="00495d28" officeooo:paragraph-rsid="00495d28"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DejaVu Math TeX Gyre" fo:font-size="14pt" fo:font-weight="bold" officeooo:rsid="00495d28" officeooo:paragraph-rsid="004c395f"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DejaVu Math TeX Gyre" fo:font-size="14pt" fo:font-weight="bold" officeooo:rsid="004a58d6" officeooo:paragraph-rsid="004a58d6"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DejaVu Math TeX Gyre" fo:font-size="14pt" fo:font-weight="bold" officeooo:rsid="004d3788" officeooo:paragraph-rsid="004d3788"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DejaVu Math TeX Gyre" officeooo:paragraph-rsid="00196472"/>
    </style:style>
    <style:style style:name="P17" style:family="paragraph" style:parent-style-name="Standard">
      <style:paragraph-properties fo:text-align="center" style:justify-single-word="false"/>
      <style:text-properties style:font-name="DejaVu Math TeX Gyre" officeooo:rsid="00186cfc" officeooo:paragraph-rsid="00186cfc"/>
    </style:style>
    <style:style style:name="P18" style:family="paragraph" style:parent-style-name="Standard">
      <style:paragraph-properties fo:text-align="center" style:justify-single-word="false"/>
      <style:text-properties style:font-name="DejaVu Math TeX Gyre" officeooo:rsid="0035c4fa" officeooo:paragraph-rsid="0035c4fa"/>
    </style:style>
    <style:style style:name="P19" style:family="paragraph" style:parent-style-name="Standard">
      <style:paragraph-properties fo:text-align="center" style:justify-single-word="false"/>
      <style:text-properties style:font-name="DejaVu Math TeX Gyre" fo:font-size="16pt" fo:font-weight="bold" officeooo:rsid="00186cfc" officeooo:paragraph-rsid="00186cfc" style:font-size-asian="16pt" style:font-weight-asian="bold" style:font-size-complex="16pt" style:font-weight-complex="bold"/>
    </style:style>
    <style:style style:name="P20" style:family="paragraph" style:parent-style-name="Standard">
      <style:paragraph-properties fo:text-align="center" style:justify-single-word="false"/>
      <style:text-properties style:font-name="DejaVu Math TeX Gyre" fo:font-size="10pt" fo:font-weight="normal" officeooo:rsid="0035c4fa" officeooo:paragraph-rsid="0035c4fa" style:font-size-asian="8.75pt" style:font-weight-asian="normal" style:font-size-complex="10pt" style:font-weight-complex="normal"/>
    </style:style>
    <style:style style:name="P21" style:family="paragraph" style:parent-style-name="Standard">
      <style:paragraph-properties fo:text-align="center" style:justify-single-word="false"/>
      <style:text-properties style:font-name="DejaVu Math TeX Gyre" fo:font-weight="normal" officeooo:rsid="00186cfc" officeooo:paragraph-rsid="00186cfc" style:font-weight-asian="normal" style:font-weight-complex="normal"/>
    </style:style>
    <style:style style:name="P22" style:family="paragraph" style:parent-style-name="Standard">
      <style:paragraph-properties fo:text-align="center" style:justify-single-word="false"/>
      <style:text-properties style:font-name="DejaVu Math TeX Gyre" fo:font-weight="normal" officeooo:rsid="00186cfc" officeooo:paragraph-rsid="00399760" style:font-weight-asian="normal" style:font-weight-complex="normal"/>
    </style:style>
    <style:style style:name="P23" style:family="paragraph" style:parent-style-name="Standard">
      <style:paragraph-properties fo:text-align="center" style:justify-single-word="false"/>
      <style:text-properties style:font-name="DejaVu Math TeX Gyre" fo:font-weight="normal" officeooo:rsid="00399760" officeooo:paragraph-rsid="00399760" style:font-weight-asian="normal" style:font-weight-complex="normal"/>
    </style:style>
    <style:style style:name="P24" style:family="paragraph" style:parent-style-name="Standard">
      <style:paragraph-properties fo:text-align="center" style:justify-single-word="false"/>
      <style:text-properties style:font-name="DejaVu Math TeX Gyre" fo:font-weight="normal" officeooo:rsid="003c7c5f" officeooo:paragraph-rsid="003c7c5f" style:font-weight-asian="normal" style:font-weight-complex="normal"/>
    </style:style>
    <style:style style:name="P25" style:family="paragraph" style:parent-style-name="Standard">
      <style:paragraph-properties fo:text-align="center" style:justify-single-word="false"/>
      <style:text-properties style:font-name="DejaVu Math TeX Gyre" fo:font-weight="normal" officeooo:rsid="00196472" officeooo:paragraph-rsid="00196472" style:font-weight-asian="normal" style:font-weight-complex="normal"/>
    </style:style>
    <style:style style:name="T1" style:family="text">
      <style:text-properties style:font-name="TeX Gyre DejaVu Math" fo:font-size="9.75pt" fo:font-style="normal" style:font-style-asian="normal" style:font-style-complex="normal"/>
    </style:style>
    <style:style style:name="T2" style:family="text">
      <style:text-properties style:font-name="TeX Gyre DejaVu Math" fo:font-size="9.69999980926514pt" style:font-size-asian="9.69999980926514pt" style:font-size-complex="9.69999980926514pt"/>
    </style:style>
    <style:style style:name="T3" style:family="text">
      <style:text-properties fo:font-weight="bold" style:font-weight-asian="bold" style:font-weight-complex="bold"/>
    </style:style>
    <style:style style:name="T4" style:family="text">
      <style:text-properties fo:font-weight="bold" officeooo:rsid="0019647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45d9aa" style:font-weight-asian="normal" style:font-weight-complex="normal"/>
    </style:style>
    <style:style style:name="T7" style:family="text">
      <style:text-properties fo:font-weight="normal" officeooo:rsid="004a58d6" style:font-weight-asian="normal" style:font-weight-complex="normal"/>
    </style:style>
    <style:style style:name="T8" style:family="text">
      <style:text-properties fo:font-size="12pt" style:font-size-asian="10.5pt" style:font-size-complex="12pt"/>
    </style:style>
    <style:style style:name="T9" style:family="text">
      <style:text-properties fo:font-size="12pt" officeooo:rsid="0033ce46" style:font-size-asian="10.5pt" style:font-size-complex="12pt"/>
    </style:style>
    <style:style style:name="T10" style:family="text">
      <style:text-properties fo:font-size="12pt" officeooo:rsid="004a58d6" style:font-size-asian="10.5pt" style:font-size-complex="12pt"/>
    </style:style>
    <style:style style:name="T11" style:family="text">
      <style:text-properties fo:font-size="12pt" officeooo:rsid="004a6377" style:font-size-asian="10.5pt" style:font-size-complex="12pt"/>
    </style:style>
    <style:style style:name="T12" style:family="text">
      <style:text-properties fo:font-size="12pt" officeooo:rsid="004c3896" style:font-size-asian="10.5pt" style:font-size-complex="12pt"/>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size="12pt" fo:font-weight="normal" officeooo:rsid="0033ce46" style:font-size-asian="10.5pt" style:font-weight-asian="normal" style:font-size-complex="12pt" style:font-weight-complex="normal"/>
    </style:style>
    <style:style style:name="T15" style:family="text">
      <style:text-properties fo:font-size="12pt" fo:font-weight="normal" officeooo:rsid="00457bd3" style:font-size-asian="10.5pt" style:font-weight-asian="normal" style:font-size-complex="12pt" style:font-weight-complex="normal"/>
    </style:style>
    <style:style style:name="T16" style:family="text">
      <style:text-properties fo:font-size="12pt" fo:font-weight="normal" officeooo:rsid="0045d9aa" style:font-size-asian="10.5pt" style:font-weight-asian="normal" style:font-size-complex="12pt" style:font-weight-complex="normal"/>
    </style:style>
    <style:style style:name="T17" style:family="text">
      <style:text-properties fo:font-size="12pt" fo:font-weight="normal" officeooo:rsid="004a58d6" style:font-size-asian="10.5pt" style:font-weight-asian="normal" style:font-size-complex="12pt" style:font-weight-complex="normal"/>
    </style:style>
    <style:style style:name="T18" style:family="text">
      <style:text-properties fo:font-size="12pt" fo:font-weight="normal" officeooo:rsid="004c395f" style:font-size-asian="10.5pt" style:font-weight-asian="normal" style:font-size-complex="12pt" style:font-weight-complex="normal"/>
    </style:style>
    <style:style style:name="T19" style:family="text">
      <style:text-properties fo:font-size="12pt" fo:font-weight="normal" officeooo:rsid="003d627a" style:font-size-asian="12pt" style:font-weight-asian="normal" style:font-size-complex="12pt" style:font-weight-complex="normal"/>
    </style:style>
    <style:style style:name="T20" style:family="text">
      <style:text-properties fo:font-size="12pt" fo:font-weight="normal" officeooo:rsid="003fff76" style:font-size-asian="12pt" style:font-weight-asian="normal" style:font-size-complex="12pt" style:font-weight-complex="normal"/>
    </style:style>
    <style:style style:name="T21" style:family="text">
      <style:text-properties fo:font-size="12pt" fo:font-weight="normal" officeooo:rsid="0045d9aa" style:font-size-asian="12pt" style:font-weight-asian="normal" style:font-size-complex="12pt" style:font-weight-complex="normal"/>
    </style:style>
    <style:style style:name="T22" style:family="text">
      <style:text-properties officeooo:rsid="0033ce46"/>
    </style:style>
    <style:style style:name="T23" style:family="text">
      <style:text-properties officeooo:rsid="00371bd2"/>
    </style:style>
    <style:style style:name="T24" style:family="text">
      <style:text-properties officeooo:rsid="00399760"/>
    </style:style>
    <style:style style:name="T25" style:family="text">
      <style:text-properties officeooo:rsid="003cf07d"/>
    </style:style>
    <style:style style:name="T26" style:family="text">
      <style:text-properties officeooo:rsid="0045d9aa"/>
    </style:style>
    <style:style style:name="T27" style:family="text">
      <style:text-properties officeooo:rsid="004a58d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7"/>
      <text:p text:style-name="P17"/>
      <text:p text:style-name="P17"/>
      <text:p text:style-name="P18">RELATÓRIO DE PROJETO</text:p>
      <text:p text:style-name="P17"/>
      <text:p text:style-name="P17"/>
      <text:p text:style-name="P17"/>
      <text:p text:style-name="P17"/>
      <text:p text:style-name="P17"/>
      <text:p text:style-name="P17"/>
      <text:p text:style-name="P17"/>
      <text:p text:style-name="P18"/>
      <text:p text:style-name="P19">PROJETO DE <text:span text:style-name="T23">REDE SOCIAL COM SUGESTÃO DE AMIZADE OTIMIZADA</text:span></text:p>
      <text:p text:style-name="P5"/>
      <text:p text:style-name="P5"/>
      <text:p text:style-name="P5"/>
      <text:p text:style-name="P8"/>
      <text:p text:style-name="P20">PROJETO DESTINADO À DISCIPLINA DE GRAFOS</text:p>
      <text:p text:style-name="P5"/>
      <text:p text:style-name="P5"/>
      <text:p text:style-name="P5"/>
      <text:p text:style-name="P5"/>
      <text:p text:style-name="P21"/>
      <text:p text:style-name="P21"/>
      <text:p text:style-name="P21"/>
      <text:p text:style-name="P21"/>
      <text:p text:style-name="P21"/>
      <text:p text:style-name="P22"><text:span text:style-name="T24">Alunos</text:span>: </text:p>
      <text:p text:style-name="P23"><text:span text:style-name="T3">Mateus Prado Santos</text:span></text:p>
      <text:p text:style-name="P23"><text:span text:style-name="T3">Matheus Lopez Rigato</text:span></text:p>
      <text:p text:style-name="P22"><text:span text:style-name="T3">Matheus Tomieiro de Oliveira</text:span></text:p>
      <text:p text:style-name="P21"/>
      <text:p text:style-name="P21"/>
      <text:p text:style-name="P24">Professor: Tiago <text:span text:style-name="T25">A. S. </text:span>Pardo</text:p>
      <text:p text:style-name="P5"/>
      <text:p text:style-name="P5"/>
      <text:p text:style-name="P5"/>
      <text:p text:style-name="P5"/>
      <text:p text:style-name="P5"/>
      <text:p text:style-name="P5"/>
      <text:p text:style-name="P25"><text:span text:style-name="T24">JUNHO</text:span>/201<text:span text:style-name="T24">9</text:span></text:p>
      <text:p text:style-name="P9"><text:soft-page-break/>Introdução</text:p>
      <text:p text:style-name="P6"/>
      <text:p text:style-name="P16"><text:span text:style-name="T4"><text:tab/></text:span><text:span text:style-name="T19">O projeto escolhido pelo grupo foi o tema 3: “rede social de amizade verdadeira”. No projeto, foram utilizados conceitos vistos durante as aulas para criar uma plataforma que simula uma rede social, onde recomendações de amizade são feitas baseadas em determinadas características dos usuários, mais precisamente aquilo que compartilham interesse, cidade onde mora, etc. O projeto foi feito inteiramente em linguagem C, com ressalva para os scripts </text:span><text:span text:style-name="T20">geradores de CSV</text:span><text:span text:style-name="T19"> que foram construídos em Lua. Também foram acrescentados áudios, que sonorizam o programa, como recurso extra, afim de deixar mais interessante e divertido o uso da rede social para o usuário.</text:span></text:p>
      <text:p text:style-name="P16"><text:span text:style-name="T14"/></text:p>
      <text:p text:style-name="P7"><text:span text:style-name="T9"/></text:p>
      <text:p text:style-name="P10"><text:span text:style-name="T22">1.</text:span>0) Implementação</text:p>
      <text:p text:style-name="P10"/>
      <text:p text:style-name="P11"><text:tab/><text:span text:style-name="T13">Toda implementação do código fonte foi feita em Linguagem C. O uso de um TAD grafo foi imprescindível para realização do projeto, uma vez que lidamos com um tipo de dados não nativo em C. </text:span><text:span text:style-name="T15">Foram implementados conceitos importantes de teoria de grafos para realização do projeto, como busca em largura, por exemplo. O grafo em si </text:span><text:span text:style-name="T16">foi representado por listas de adjacência, onde cada vértice é um usuário e</text:span><text:span text:style-name="T15"> c</text:span><text:span text:style-name="T19">om arestas duplas, sinalizando amizade </text:span><text:span text:style-name="T21">e</text:span><text:span text:style-name="T19"> sugestão </text:span><text:span text:style-name="T21">separadamente</text:span><text:span text:style-name="T19">. </text:span><text:span text:style-name="T21">O vetor de arestas é ordenado afim de otimizar o processo de busca, quando esse evento necessário. </text:span></text:p>
      <text:p text:style-name="P11"><text:span text:style-name="T21"/></text:p>
      <text:p text:style-name="P11"/>
      <text:p text:style-name="P14"><text:span text:style-name="T26">1.</text:span>1) Decisões de Projeto</text:p>
      <text:p text:style-name="P11"/>
      <text:p text:style-name="P11"><text:tab/><text:span text:style-name="T11">Durante o planejamento do projeto, foi decidido que o programa conteria um sistema de login para cada usuário utilizando um username e senha de sua escolha. Os perfis não recomendados não são acessíveis ao usuário para visualização uma vez que este que encontra-se logado não possui conhecimento dos usernames de outras pessoas fora aquelas que lhe são listadas nas sugestões ou que conhecem no mundo real (que obviamente poderão compartilhar usernames e adiciona-los); essa decisão foi tomada uma vez que a proposta do trabalho é uma rede social de amizades verdadeiras, ou seja, ficará a cargo do sistema qualificar e sugerir quais amizades são consideradas ad</text:span><text:span text:style-name="T12">e</text:span><text:span text:style-name="T11">quadas.</text:span></text:p>
      <text:p text:style-name="P11"><text:span text:style-name="T21"/></text:p>
      <text:p text:style-name="P11"><text:span text:style-name="T21"/></text:p>
      <text:p text:style-name="P12"><text:span text:style-name="T6">1.</text:span><text:span text:style-name="T7">2</text:span><text:span text:style-name="T5">) Funcionalidades implementadas</text:span></text:p>
      <text:p text:style-name="P12"><text:span text:style-name="T5"/></text:p>
      <text:p text:style-name="P13"><text:span text:style-name="T5"><text:tab/></text:span><text:span text:style-name="T13">As funcionalidades implementadas foram escolhidas de forma que o aplicativo demonstrasse fácil utilização. </text:span></text:p>
      <text:p text:style-name="P13"><text:span text:style-name="T17"><text:tab/>Foram implementadas as seguintes opções no menu inicial:</text:span></text:p>
      <text:p text:style-name="P12"><text:span text:style-name="T17"><text:tab/>- Logar-se no sistema;</text:span></text:p>
      <text:p text:style-name="P12"><text:span text:style-name="T17"><text:tab/>- Cadastrar-se;</text:span></text:p>
      <text:p text:style-name="P12"><text:span text:style-name="T17"><text:tab/>- Remover uma conta;</text:span></text:p>
      <text:p text:style-name="P12"><text:span text:style-name="T17"><text:tab/>- Sair;<text:tab/></text:span></text:p>
      <text:p text:style-name="P14"><text:soft-page-break/><text:span text:style-name="T13"><text:tab/>Uma vez dentro do sistema, as seguintes funcionalidades foram implementadas: </text:span></text:p>
      <text:p text:style-name="P12"><text:span text:style-name="T17"><text:tab/>- Listar amigos;</text:span></text:p>
      <text:p text:style-name="P12"><text:span text:style-name="T17"><text:tab/>- Adicionar amigo;</text:span></text:p>
      <text:p text:style-name="P12"><text:span text:style-name="T17"><text:tab/>- Remover amigo;</text:span></text:p>
      <text:p text:style-name="P12"><text:span text:style-name="T17"><text:tab/>- Listar recomendações de amizade;</text:span></text:p>
      <text:p text:style-name="P12"><text:span text:style-name="T17"><text:tab/>- Listar amizades que são vistas, pelo programa, como inadequadas;</text:span></text:p>
      <text:p text:style-name="P12"><text:span text:style-name="T17"><text:tab/>- Sugerir um possível romance, baseado em similaridade;</text:span></text:p>
      <text:p text:style-name="P12"><text:span text:style-name="T17"><text:tab/>- Mostrar o perfil do usuário logado;</text:span></text:p>
      <text:p text:style-name="P12"><text:span text:style-name="T17"><text:tab/>- Mostrar o perfil de um usuário qualquer usando username.</text:span></text:p>
      <text:p text:style-name="P12"><text:span text:style-name="T17"/></text:p>
      <text:p text:style-name="P12"><text:span text:style-name="T17"/></text:p>
      <text:p text:style-name="P15"><text:span text:style-name="T27">2.</text:span>0) Demonstração do sistema</text:p>
      <text:p text:style-name="P15"/>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TeX Gyre DejaVu Math" svg:font-family="'TeX Gyre DejaVu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TeX Gyre DejaVu Math" fo:font-size="11.25pt" fo:font-style="normal" fo:font-weight="bold" style:font-style-asian="normal" style:font-weight-asian="bold" style:font-style-complex="normal" style:font-weight-complex="bold"/>
    </style:style>
    <style:style style:name="MP2" style:family="paragraph" style:parent-style-name="Standard">
      <style:paragraph-properties fo:text-align="center" style:justify-single-word="false"/>
      <style:text-properties style:font-name="TeX Gyre DejaVu Math" fo:font-size="9.75pt" fo:font-style="normal" style:font-style-asian="normal" style:font-style-complex="normal"/>
    </style:style>
    <style:style style:name="MP3" style:family="paragraph" style:parent-style-name="Header">
      <style:text-properties style:font-name="TeX Gyre DejaVu Math"/>
    </style:style>
    <style:style style:name="MP4" style:family="paragraph" style:parent-style-name="Standard">
      <style:paragraph-properties fo:text-align="center" style:justify-single-word="false"/>
    </style:style>
    <style:style style:name="MT1" style:family="text">
      <style:text-properties style:font-name="TeX Gyre DejaVu Math" fo:font-size="9.75pt" fo:font-style="normal" style:font-style-asian="normal" style:font-style-complex="normal"/>
    </style:style>
    <style:style style:name="MT2" style:family="text">
      <style:text-properties style:font-name="TeX Gyre DejaVu Math" fo:font-size="9.69999980926514pt" style:font-size-asian="9.69999980926514pt" style:font-size-complex="9.69999980926514pt"/>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Index">
      <style:header>
        <text:p text:style-name="MP1">Instituto de Ciências Matemáticas e de Computação</text:p>
        <text:p text:style-name="MP1">Departamento de Ciências de Computação e Estatística</text:p>
        <text:p text:style-name="MP1">Universidade de São Paulo</text:p>
        <text:p text:style-name="MP2">Av. Trabalhador São-carlense, 400, Caixa Postal 668 - CEP 13560-970 - São Carlos/SP - Fone (016)273-9671 - Fax (016)273-9751</text:p>
        <text:p text:style-name="MP3"/>
      </style:header>
      <loext:header-first>
        <text:p text:style-name="MP1">Instituto de Ciências Matemáticas e de Computação</text:p>
        <text:p text:style-name="MP1">Departamento de Ciências de Computação</text:p>
        <text:p text:style-name="MP1">Universidade de São Paulo</text:p>
        <text:p text:style-name="MP4"><text:span text:style-name="MT1">Av. Trabalhador São-carlense, 400, Caixa Postal 668 - CEP 13560-970 - São Carlos/SP – Fone </text:span><text:span text:style-name="MT2">(16) 3373-9700</text:span></text:p>
        <text:p text:style-name="MP3"/>
      </loext:header-first>
      <style:header-left>
        <text:p text:style-name="MP1">Instituto de Ciências Matemáticas e de Computação</text:p>
        <text:p text:style-name="MP1">Departamento de Ciências de Computação e Estatística</text:p>
        <text:p text:style-name="MP1">Universidade de São Paulo</text:p>
        <text:p text:style-name="MP2">Av. Trabalhador São-carlense, 400, Caixa Postal 668 - CEP 13560-970 - São Carlos/SP - Fone (016)273-9671 - Fax (016)273-9751</text:p>
        <text:p text:style-name="MP3"/>
      </style:head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3:26:20.537536849</meta:creation-date>
    <dc:date>2019-06-15T21:24:29.296277273</dc:date>
    <meta:editing-duration>PT1H6M44S</meta:editing-duration>
    <meta:editing-cycles>30</meta:editing-cycles>
    <meta:generator>LibreOffice/6.1.3.2$MacOSX_X86_64 LibreOffice_project/86daf60bf00efa86ad547e59e09d6bb77c699acb</meta:generator>
    <meta:document-statistic meta:table-count="0" meta:image-count="0" meta:object-count="0" meta:page-count="3" meta:paragraph-count="45" meta:word-count="550" meta:character-count="3584" meta:non-whitespace-character-count="3054"/>
  </office:meta>
</office:document-meta>
</file>